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Measurement Data</text:p>
          </table:table-cell>
          <table:table-cell office:value-type="string">
            <text:p>index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v3</text:p>
          </table:table-cell>
          <table:table-cell office:value-type="string">
            <text:p>v4</text:p>
          </table:table-cell>
          <table:table-cell office:value-type="string">
            <text:p>v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0.957842672891569">
            <text:p>-0,9578426729</text:p>
          </table:table-cell>
          <table:table-cell office:value-type="float" office:value="-0.591034984158308">
            <text:p>-0,5910349842</text:p>
          </table:table-cell>
          <table:table-cell office:value-type="float" office:value="-1.66559260578194">
            <text:p>-1,6655926058</text:p>
          </table:table-cell>
          <table:table-cell office:value-type="float" office:value="-1.73958140927628">
            <text:p>-1,7395814093</text:p>
          </table:table-cell>
          <table:table-cell office:value-type="float" office:value="43.5128083368918">
            <text:p>43,512808336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1.8174423723465">
            <text:p>-1,8174423723</text:p>
          </table:table-cell>
          <table:table-cell office:value-type="float" office:value="-0.100277664207221">
            <text:p>-0,1002776642</text:p>
          </table:table-cell>
          <table:table-cell office:value-type="float" office:value="-0.81182119180419">
            <text:p>-0,8118211918</text:p>
          </table:table-cell>
          <table:table-cell office:value-type="float" office:value="-1.97297139495547">
            <text:p>-1,972971395</text:p>
          </table:table-cell>
          <table:table-cell office:value-type="float" office:value="47.2320767230582">
            <text:p>47,232076723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1.56644991062613">
            <text:p>-1,5664499106</text:p>
          </table:table-cell>
          <table:table-cell office:value-type="float" office:value="-0.71295972331178">
            <text:p>-0,7129597233</text:p>
          </table:table-cell>
          <table:table-cell office:value-type="float" office:value="-0.0583787387649213">
            <text:p>-0,0583787388</text:p>
          </table:table-cell>
          <table:table-cell office:value-type="float" office:value="-0.560729138184531">
            <text:p>-0,5607291382</text:p>
          </table:table-cell>
          <table:table-cell office:value-type="float" office:value="33.4630971251733">
            <text:p>33,463097125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0.531466068402406">
            <text:p>-0,5314660684</text:p>
          </table:table-cell>
          <table:table-cell office:value-type="float" office:value="-1.99549240033593">
            <text:p>-1,9954924003</text:p>
          </table:table-cell>
          <table:table-cell office:value-type="float" office:value="-1.27897250408514">
            <text:p>-1,2789725041</text:p>
          </table:table-cell>
          <table:table-cell office:value-type="float" office:value="-1.3232588223829">
            <text:p>-1,3232588224</text:p>
          </table:table-cell>
          <table:table-cell office:value-type="float" office:value="31.6583294224505">
            <text:p>31,658329422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1.36654319149051">
            <text:p>-1,3665431915</text:p>
          </table:table-cell>
          <table:table-cell office:value-type="float" office:value="-0.335363600651342">
            <text:p>-0,3353636007</text:p>
          </table:table-cell>
          <table:table-cell office:value-type="float" office:value="-1.59637145595495">
            <text:p>-1,596371456</text:p>
          </table:table-cell>
          <table:table-cell office:value-type="float" office:value="-0.980604171789296">
            <text:p>-0,9806041718</text:p>
          </table:table-cell>
          <table:table-cell office:value-type="float" office:value="36.6940259181184">
            <text:p>36,694025918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0.806941598325155">
            <text:p>-0,8069415983</text:p>
          </table:table-cell>
          <table:table-cell office:value-type="float" office:value="-1.51640571251868">
            <text:p>-1,5164057125</text:p>
          </table:table-cell>
          <table:table-cell office:value-type="float" office:value="-0.0655971995061175">
            <text:p>-0,0655971995</text:p>
          </table:table-cell>
          <table:table-cell office:value-type="float" office:value="-1.77335686400094">
            <text:p>-1,773356864</text:p>
          </table:table-cell>
          <table:table-cell office:value-type="float" office:value="37.4581008278809">
            <text:p>37,458100827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1.16422993164135">
            <text:p>-1,1642299316</text:p>
          </table:table-cell>
          <table:table-cell office:value-type="float" office:value="-0.301040139811586">
            <text:p>-0,3010401398</text:p>
          </table:table-cell>
          <table:table-cell office:value-type="float" office:value="-1.42487360732834">
            <text:p>-1,4248736073</text:p>
          </table:table-cell>
          <table:table-cell office:value-type="float" office:value="-1.06119043504912">
            <text:p>-1,061190435</text:p>
          </table:table-cell>
          <table:table-cell office:value-type="float" office:value="39.3462020639515">
            <text:p>39,346202064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0.333058298837885">
            <text:p>-0,3330582988</text:p>
          </table:table-cell>
          <table:table-cell office:value-type="float" office:value="-0.865819381760272">
            <text:p>-0,8658193818</text:p>
          </table:table-cell>
          <table:table-cell office:value-type="float" office:value="-0.905278140844126">
            <text:p>-0,9052781408</text:p>
          </table:table-cell>
          <table:table-cell office:value-type="float" office:value="-0.741700912004653">
            <text:p>-0,741700912</text:p>
          </table:table-cell>
          <table:table-cell office:value-type="float" office:value="32.778052070929">
            <text:p>32,778052070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0.649045404745739">
            <text:p>-0,6490454047</text:p>
          </table:table-cell>
          <table:table-cell office:value-type="float" office:value="-0.614317688008905">
            <text:p>-0,614317688</text:p>
          </table:table-cell>
          <table:table-cell office:value-type="float" office:value="-1.70797156515173">
            <text:p>-1,7079715652</text:p>
          </table:table-cell>
          <table:table-cell office:value-type="float" office:value="-0.308230267764208">
            <text:p>-0,3082302678</text:p>
          </table:table-cell>
          <table:table-cell office:value-type="float" office:value="38.9512218017111">
            <text:p>38,951221801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0.581390055114075">
            <text:p>-0,5813900551</text:p>
          </table:table-cell>
          <table:table-cell office:value-type="float" office:value="-1.160678809642">
            <text:p>-1,1606788096</text:p>
          </table:table-cell>
          <table:table-cell office:value-type="float" office:value="-0.746949450316738">
            <text:p>-0,7469494503</text:p>
          </table:table-cell>
          <table:table-cell office:value-type="float" office:value="-0.500270507111079">
            <text:p>-0,5002705071</text:p>
          </table:table-cell>
          <table:table-cell office:value-type="float" office:value="45.2418623069992">
            <text:p>45,24186230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0.524690314237916">
            <text:p>-0,5246903142</text:p>
          </table:table-cell>
          <table:table-cell office:value-type="float" office:value="-0.329068291736833">
            <text:p>-0,3290682917</text:p>
          </table:table-cell>
          <table:table-cell office:value-type="float" office:value="-0.0437956296055615">
            <text:p>-0,0437956296</text:p>
          </table:table-cell>
          <table:table-cell office:value-type="float" office:value="-1.84544368711598">
            <text:p>-1,8454436871</text:p>
          </table:table-cell>
          <table:table-cell office:value-type="float" office:value="48.0703175250038">
            <text:p>48,07031752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0.887400219346919">
            <text:p>-0,8874002193</text:p>
          </table:table-cell>
          <table:table-cell office:value-type="float" office:value="-0.325963917001035">
            <text:p>-0,325963917</text:p>
          </table:table-cell>
          <table:table-cell office:value-type="float" office:value="-1.29926502041473">
            <text:p>-1,2992650204</text:p>
          </table:table-cell>
          <table:table-cell office:value-type="float" office:value="-1.31518636768916">
            <text:p>-1,3151863677</text:p>
          </table:table-cell>
          <table:table-cell office:value-type="float" office:value="31.2331868449957">
            <text:p>31,233186845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1.92143506565729">
            <text:p>-1,9214350657</text:p>
          </table:table-cell>
          <table:table-cell office:value-type="float" office:value="-1.97738389306631">
            <text:p>-1,9773838931</text:p>
          </table:table-cell>
          <table:table-cell office:value-type="float" office:value="-0.649772051759003">
            <text:p>-0,6497720518</text:p>
          </table:table-cell>
          <table:table-cell office:value-type="float" office:value="-1.65855776558949">
            <text:p>-1,6585577656</text:p>
          </table:table-cell>
          <table:table-cell office:value-type="float" office:value="39.4878266094433">
            <text:p>39,487826609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0.593200773974222">
            <text:p>-0,593200774</text:p>
          </table:table-cell>
          <table:table-cell office:value-type="float" office:value="-1.94814158004941">
            <text:p>-1,94814158</text:p>
          </table:table-cell>
          <table:table-cell office:value-type="float" office:value="-1.22016915918361">
            <text:p>-1,2201691592</text:p>
          </table:table-cell>
          <table:table-cell office:value-type="float" office:value="-0.58533768975594">
            <text:p>-0,5853376898</text:p>
          </table:table-cell>
          <table:table-cell office:value-type="float" office:value="31.9657866614304">
            <text:p>31,965786661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0.0216185189407443">
            <text:p>-0,0216185189</text:p>
          </table:table-cell>
          <table:table-cell office:value-type="float" office:value="-1.48917679269133">
            <text:p>-1,4891767927</text:p>
          </table:table-cell>
          <table:table-cell office:value-type="float" office:value="-0.584012536345095">
            <text:p>-0,5840125363</text:p>
          </table:table-cell>
          <table:table-cell office:value-type="float" office:value="-1.37051909886674">
            <text:p>-1,3705190989</text:p>
          </table:table-cell>
          <table:table-cell office:value-type="float" office:value="47.8370714256434">
            <text:p>47,837071425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4" office:value-type="float" office:value="-2">
            <text:p>-2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3.30992704305984">
            <text:p>-3,3099270431</text:p>
          </table:table-cell>
          <table:table-cell office:value-type="float" office:value="-2.96246187320546">
            <text:p>-2,9624618732</text:p>
          </table:table-cell>
          <table:table-cell office:value-type="float" office:value="-2">
            <text:p>-2</text:p>
          </table:table-cell>
          <table:table-cell office:value-type="float" office:value="-0.915341097011375">
            <text:p>-0,915341097</text:p>
          </table:table-cell>
          <table:table-cell office:value-type="float" office:value="50.6410233087002">
            <text:p>50,641023308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3.40180506827774">
            <text:p>-3,4018050683</text:p>
          </table:table-cell>
          <table:table-cell office:value-type="float" office:value="-2.42500271450148">
            <text:p>-2,4250027145</text:p>
          </table:table-cell>
          <table:table-cell office:value-type="float" office:value="-2">
            <text:p>-2</text:p>
          </table:table-cell>
          <table:table-cell office:value-type="float" office:value="0.702672960268397">
            <text:p>0,7026729603</text:p>
          </table:table-cell>
          <table:table-cell office:value-type="float" office:value="51.2093051272129">
            <text:p>51,209305127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3.04010919838859">
            <text:p>-3,0401091984</text:p>
          </table:table-cell>
          <table:table-cell office:value-type="float" office:value="-2.28603722026429">
            <text:p>-2,2860372203</text:p>
          </table:table-cell>
          <table:table-cell office:value-type="float" office:value="-2">
            <text:p>-2</text:p>
          </table:table-cell>
          <table:table-cell office:value-type="float" office:value="-0.0814210699075631">
            <text:p>-0,0814210699</text:p>
          </table:table-cell>
          <table:table-cell office:value-type="float" office:value="51.4524941294216">
            <text:p>51,452494129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3.9003134067885">
            <text:p>-3,9003134068</text:p>
          </table:table-cell>
          <table:table-cell office:value-type="float" office:value="-2.16094379241148">
            <text:p>-2,1609437924</text:p>
          </table:table-cell>
          <table:table-cell office:value-type="float" office:value="-2">
            <text:p>-2</text:p>
          </table:table-cell>
          <table:table-cell office:value-type="float" office:value="0.788370380682534">
            <text:p>0,7883703807</text:p>
          </table:table-cell>
          <table:table-cell office:value-type="float" office:value="50.0016688495333">
            <text:p>50,001668849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3.99487273980433">
            <text:p>-3,9948727398</text:p>
          </table:table-cell>
          <table:table-cell office:value-type="float" office:value="-2.92941725970758">
            <text:p>-2,9294172597</text:p>
          </table:table-cell>
          <table:table-cell office:value-type="float" office:value="-2">
            <text:p>-2</text:p>
          </table:table-cell>
          <table:table-cell office:value-type="float" office:value="-0.0656352849730864">
            <text:p>-0,065635285</text:p>
          </table:table-cell>
          <table:table-cell office:value-type="float" office:value="50.7260036344694">
            <text:p>50,7260036345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3.86541732939091">
            <text:p>-3,8654173294</text:p>
          </table:table-cell>
          <table:table-cell office:value-type="float" office:value="-2.32313547490449">
            <text:p>-2,3231354749</text:p>
          </table:table-cell>
          <table:table-cell office:value-type="float" office:value="-2">
            <text:p>-2</text:p>
          </table:table-cell>
          <table:table-cell office:value-type="float" office:value="-0.638691551834715">
            <text:p>-0,6386915518</text:p>
          </table:table-cell>
          <table:table-cell office:value-type="float" office:value="51.7982981756931">
            <text:p>51,798298175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2.83641499990027">
            <text:p>-2,8364149999</text:p>
          </table:table-cell>
          <table:table-cell office:value-type="float" office:value="-2.25196023357035">
            <text:p>-2,2519602336</text:p>
          </table:table-cell>
          <table:table-cell office:value-type="float" office:value="-2">
            <text:p>-2</text:p>
          </table:table-cell>
          <table:table-cell office:value-type="float" office:value="0.627627638821303">
            <text:p>0,6276276388</text:p>
          </table:table-cell>
          <table:table-cell office:value-type="float" office:value="50.71498278956">
            <text:p>50,7149827896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2.10803293686168">
            <text:p>-2,1080329369</text:p>
          </table:table-cell>
          <table:table-cell office:value-type="float" office:value="-2.69927061159103">
            <text:p>-2,6992706116</text:p>
          </table:table-cell>
          <table:table-cell office:value-type="float" office:value="-2">
            <text:p>-2</text:p>
          </table:table-cell>
          <table:table-cell office:value-type="float" office:value="-1.44366026719786">
            <text:p>-1,4436602672</text:p>
          </table:table-cell>
          <table:table-cell office:value-type="float" office:value="50.4452002362686">
            <text:p>50,4452002363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3.37243058153271">
            <text:p>-3,3724305815</text:p>
          </table:table-cell>
          <table:table-cell office:value-type="float" office:value="-2.7635750860279">
            <text:p>-2,763575086</text:p>
          </table:table-cell>
          <table:table-cell office:value-type="float" office:value="-2">
            <text:p>-2</text:p>
          </table:table-cell>
          <table:table-cell office:value-type="float" office:value="-1.98655111140364">
            <text:p>-1,9865511114</text:p>
          </table:table-cell>
          <table:table-cell office:value-type="float" office:value="50.9617820361558">
            <text:p>50,9617820362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3.66075102964738">
            <text:p>-3,6607510296</text:p>
          </table:table-cell>
          <table:table-cell office:value-type="float" office:value="-2.69427321452189">
            <text:p>-2,6942732145</text:p>
          </table:table-cell>
          <table:table-cell office:value-type="float" office:value="-2">
            <text:p>-2</text:p>
          </table:table-cell>
          <table:table-cell office:value-type="float" office:value="0.313748749920491">
            <text:p>0,3137487499</text:p>
          </table:table-cell>
          <table:table-cell office:value-type="float" office:value="51.1108321940286">
            <text:p>51,110832194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3.79881249578924">
            <text:p>-3,7988124958</text:p>
          </table:table-cell>
          <table:table-cell office:value-type="float" office:value="-2.70912097169613">
            <text:p>-2,7091209717</text:p>
          </table:table-cell>
          <table:table-cell office:value-type="float" office:value="-2">
            <text:p>-2</text:p>
          </table:table-cell>
          <table:table-cell office:value-type="float" office:value="-1.76366725698378">
            <text:p>-1,763667257</text:p>
          </table:table-cell>
          <table:table-cell office:value-type="float" office:value="50.413694697131">
            <text:p>50,413694697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3.76708317421972">
            <text:p>-3,7670831742</text:p>
          </table:table-cell>
          <table:table-cell office:value-type="float" office:value="-2.40979653178904">
            <text:p>-2,4097965318</text:p>
          </table:table-cell>
          <table:table-cell office:value-type="float" office:value="-2">
            <text:p>-2</text:p>
          </table:table-cell>
          <table:table-cell office:value-type="float" office:value="0.882085823094174">
            <text:p>0,8820858231</text:p>
          </table:table-cell>
          <table:table-cell office:value-type="float" office:value="50.183442834023">
            <text:p>50,18344283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2.24851770093046">
            <text:p>-2,2485177009</text:p>
          </table:table-cell>
          <table:table-cell office:value-type="float" office:value="-2.71756353087052">
            <text:p>-2,7175635309</text:p>
          </table:table-cell>
          <table:table-cell office:value-type="float" office:value="-2">
            <text:p>-2</text:p>
          </table:table-cell>
          <table:table-cell office:value-type="float" office:value="0.707158006049253">
            <text:p>0,707158006</text:p>
          </table:table-cell>
          <table:table-cell office:value-type="float" office:value="51.537880850864">
            <text:p>51,5378808509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3.83196895098004">
            <text:p>-3,831968951</text:p>
          </table:table-cell>
          <table:table-cell office:value-type="float" office:value="-2.65517905352015">
            <text:p>-2,6551790535</text:p>
          </table:table-cell>
          <table:table-cell office:value-type="float" office:value="-2">
            <text:p>-2</text:p>
          </table:table-cell>
          <table:table-cell office:value-type="float" office:value="-1.57139362436185">
            <text:p>-1,5713936244</text:p>
          </table:table-cell>
          <table:table-cell office:value-type="float" office:value="51.5033896674815">
            <text:p>51,503389667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2.76271581564932">
            <text:p>-2,7627158156</text:p>
          </table:table-cell>
          <table:table-cell office:value-type="float" office:value="-2.49756645666642">
            <text:p>-2,4975664567</text:p>
          </table:table-cell>
          <table:table-cell office:value-type="float" office:value="-2">
            <text:p>-2</text:p>
          </table:table-cell>
          <table:table-cell office:value-type="float" office:value="0.569228127291307">
            <text:p>0,5692281273</text:p>
          </table:table-cell>
          <table:table-cell office:value-type="float" office:value="51.0789389275702">
            <text:p>51,078938927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</table:table-row>
        <table:table-row table:style-name="ro1">
          <table:table-cell>
            <draw:frame table:end-cell-address="Arkusz1.E55" table:end-x="0.585cm" table:end-y="0.264cm" draw:z-index="0" draw:style-name="gr1" draw:text-style-name="P1" svg:width="15.975cm" svg:height="8.995cm" svg:x="0cm" svg:y="0.301cm">
              <draw:object draw:notify-on-update-of-ranges="Arkusz1.B2:Arkusz1.B34 Arkusz1.C1:Arkusz1.C1 Arkusz1.C2:Arkusz1.C34 Arkusz1.B2:Arkusz1.B34 Arkusz1.D1:Arkusz1.D1 Arkusz1.D2:Arkusz1.D34 Arkusz1.B2:Arkusz1.B34 Arkusz1.E1:Arkusz1.E1 Arkusz1.E2:Arkusz1.E34 Arkusz1.B2:Arkusz1.B34 Arkusz1.F1:Arkusz1.F1 Arkusz1.F2:Arkusz1.F34 Arkusz1.B2:Arkusz1.B34 Arkusz1.G1:Arkusz1.G1 Arkusz1.G2:Arkusz1.G3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Arkusz2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v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957842672891569">
            <text:p>-0,95784267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.8174423723465">
            <text:p>-1,81744237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.56644991062613">
            <text:p>-1,56644991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531466068402406">
            <text:p>-0,53146606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.36654319149051">
            <text:p>-1,36654319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806941598325155">
            <text:p>-0,80694159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.16422993164135">
            <text:p>-1,16422993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333058298837885">
            <text:p>-0,33305829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649045404745739">
            <text:p>-0,64904540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581390055114075">
            <text:p>-0,58139005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524690314237916">
            <text:p>-0,52469031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887400219346919">
            <text:p>-0,887400219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.92143506565729">
            <text:p>-1,92143506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593200773974222">
            <text:p>-0,5932007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216185189407443">
            <text:p>-0,02161851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3.30992704305984">
            <text:p>-3,30992704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3.40180506827774">
            <text:p>-3,40180506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.04010919838859">
            <text:p>-3,04010919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3.9003134067885">
            <text:p>-3,900313406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3.99487273980433">
            <text:p>-3,994872739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3.86541732939091">
            <text:p>-3,865417329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2.83641499990027">
            <text:p>-2,836414999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2.10803293686168">
            <text:p>-2,108032936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3.37243058153271">
            <text:p>-3,37243058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3.66075102964738">
            <text:p>-3,660751029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3.79881249578924">
            <text:p>-3,798812495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3.76708317421972">
            <text:p>-3,76708317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2.24851770093046">
            <text:p>-2,24851770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3.83196895098004">
            <text:p>-3,8319689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2.76271581564932">
            <text:p>-2,762715815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4">
            <text:p>-4</text:p>
          </table:table-cell>
        </table:table-row>
        <table:table-row table:style-name="ro1">
          <table:table-cell>
            <draw:frame table:end-cell-address="Arkusz2.H55" table:end-x="0.31cm" table:end-y="0.063cm" draw:z-index="0" draw:style-name="gr1" draw:text-style-name="P1" svg:width="15.993cm" svg:height="9.003cm" svg:x="0.123cm" svg:y="0.092cm">
              <draw:object draw:notify-on-update-of-ranges="Arkusz2.A2:Arkusz2.A34 Arkusz2.B1:Arkusz2.B1 Arkusz2.B2:Arkusz2.B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Arkusz3" table:style-name="ta1" table:print="false">
        <table:table-column table:style-name="co4" table:number-columns-repeated="3" table:default-cell-style-name="Default"/>
        <table:table-row table:style-name="ro1">
          <table:table-cell/>
          <table:table-cell office:value-type="string">
            <text:p>index</text:p>
          </table:table-cell>
          <table:table-cell office:value-type="string">
            <text:p>v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0.591034984158308">
            <text:p>-0,591034984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0.100277664207221">
            <text:p>-0,100277664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0.71295972331178">
            <text:p>-0,712959723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1.99549240033593">
            <text:p>-1,995492400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0.335363600651342">
            <text:p>-0,335363600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1.51640571251868">
            <text:p>-1,516405712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0.301040139811586">
            <text:p>-0,301040139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0.865819381760272">
            <text:p>-0,865819381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0.614317688008905">
            <text:p>-0,614317688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1.160678809642">
            <text:p>-1,160678809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0.329068291736833">
            <text:p>-0,3290682917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0.325963917001035">
            <text:p>-0,32596391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1.97738389306631">
            <text:p>-1,977383893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1.94814158004941">
            <text:p>-1,9481415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1.48917679269133">
            <text:p>-1,4891767927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2">
            <text:p>-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2.96246187320546">
            <text:p>-2,962461873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2.42500271450148">
            <text:p>-2,425002714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2.28603722026429">
            <text:p>-2,286037220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2.16094379241148">
            <text:p>-2,1609437924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2.92941725970758">
            <text:p>-2,929417259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2.32313547490449">
            <text:p>-2,3231354749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2.25196023357035">
            <text:p>-2,2519602336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2.69927061159103">
            <text:p>-2,6992706116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2.7635750860279">
            <text:p>-2,76357508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2.69427321452189">
            <text:p>-2,694273214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2.70912097169613">
            <text:p>-2,7091209717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2.40979653178904">
            <text:p>-2,409796531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2.71756353087052">
            <text:p>-2,7175635309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2.65517905352015">
            <text:p>-2,655179053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2.49756645666642">
            <text:p>-2,4975664567</text:p>
          </table:table-cell>
        </table:table-row>
        <table:table-row table:style-name="ro1">
          <table:table-cell>
            <draw:frame table:end-cell-address="Arkusz3.H54" table:end-x="0.187cm" table:end-y="0.39cm" draw:z-index="0" draw:style-name="gr1" draw:text-style-name="P1" svg:width="15.993cm" svg:height="9.002cm" svg:x="0cm" svg:y="0.421cm">
              <draw:object draw:notify-on-update-of-ranges="Arkusz3.B2:Arkusz3.B34 Arkusz3.C1:Arkusz3.C1 Arkusz3.C2:Arkusz3.C3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33">
            <text:p>33</text:p>
          </table:table-cell>
          <table:table-cell office:value-type="float" office:value="-3">
            <text:p>-3</text:p>
          </table:table-cell>
        </table:table-row>
      </table:table>
      <table:table table:name="Arkusz4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v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.66559260578194">
            <text:p>-1,66559260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81182119180419">
            <text:p>-0,81182119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583787387649213">
            <text:p>-0,05837873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.27897250408514">
            <text:p>-1,27897250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.59637145595495">
            <text:p>-1,596371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655971995061175">
            <text:p>-0,06559719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.42487360732834">
            <text:p>-1,42487360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905278140844126">
            <text:p>-0,90527814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.70797156515173">
            <text:p>-1,70797156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746949450316738">
            <text:p>-0,74694945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437956296055615">
            <text:p>-0,043795629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.29926502041473">
            <text:p>-1,299265020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649772051759003">
            <text:p>-0,64977205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.22016915918361">
            <text:p>-1,22016915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584012536345095">
            <text:p>-0,58401253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33">
            <text:p>33</text:p>
            <draw:frame table:end-cell-address="Arkusz4.H54" table:end-x="0.187cm" table:end-y="0.361cm" draw:z-index="0" draw:style-name="gr1" draw:text-style-name="P1" svg:width="15.993cm" svg:height="9.003cm" svg:x="0cm" svg:y="0.391cm">
              <draw:object draw:notify-on-update-of-ranges="Arkusz4.A2:Arkusz4.A34 Arkusz4.B1:Arkusz4.B1 Arkusz4.B2:Arkusz4.B3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-2">
            <text:p>-2</text:p>
          </table:table-cell>
        </table:table-row>
      </table:table>
      <table:table table:name="Arkusz5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v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.73958140927628">
            <text:p>-1,73958140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.97297139495547">
            <text:p>-1,9729713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560729138184531">
            <text:p>-0,56072913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.3232588223829">
            <text:p>-1,32325882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980604171789296">
            <text:p>-0,98060417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77335686400094">
            <text:p>-1,7733568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.06119043504912">
            <text:p>-1,0611904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741700912004653">
            <text:p>-0,7417009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308230267764208">
            <text:p>-0,30823026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500270507111079">
            <text:p>-0,50027050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.84544368711598">
            <text:p>-1,845443687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1.31518636768916">
            <text:p>-1,315186367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1.65855776558949">
            <text:p>-1,658557765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58533768975594">
            <text:p>-0,58533768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.37051909886674">
            <text:p>-1,37051909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915341097011375">
            <text:p>-0,91534109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02672960268397">
            <text:p>0,70267296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814210699075631">
            <text:p>-0,08142106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788370380682534">
            <text:p>0,788370380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0656352849730864">
            <text:p>-0,06563528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638691551834715">
            <text:p>-0,63869155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627627638821303">
            <text:p>0,627627638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.44366026719786">
            <text:p>-1,443660267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.98655111140364">
            <text:p>-1,986551111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13748749920491">
            <text:p>0,313748749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.76366725698378">
            <text:p>-1,7636672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882085823094174">
            <text:p>0,882085823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07158006049253">
            <text:p>0,70715800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1.57139362436185">
            <text:p>-1,571393624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569228127291307">
            <text:p>0,569228127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>
            <draw:frame table:end-cell-address="Arkusz5.H55" table:end-x="0.186cm" table:end-y="0.303cm" draw:z-index="0" draw:style-name="gr1" draw:text-style-name="P1" svg:width="15.992cm" svg:height="9.003cm" svg:x="0cm" svg:y="0.332cm">
              <draw:object draw:notify-on-update-of-ranges="Arkusz5.A2:Arkusz5.A34 Arkusz5.B1:Arkusz5.B1 Arkusz5.B2:Arkusz5.B3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</table:table>
      <table:table table:name="Arkusz6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v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5128083368918">
            <text:p>43,51280833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2320767230582">
            <text:p>47,23207672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.4630971251733">
            <text:p>33,46309712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.6583294224505">
            <text:p>31,65832942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.6940259181184">
            <text:p>36,69402591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4581008278809">
            <text:p>37,45810082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.3462020639515">
            <text:p>39,3462020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.778052070929">
            <text:p>32,77805207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.9512218017111">
            <text:p>38,95122180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.2418623069992">
            <text:p>45,2418623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.0703175250038">
            <text:p>48,0703175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.2331868449957">
            <text:p>31,2331868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.4878266094433">
            <text:p>39,487826609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.9657866614304">
            <text:p>31,96578666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.8370714256434">
            <text:p>47,83707142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.6410233087002">
            <text:p>50,64102330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.2093051272129">
            <text:p>51,209305127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1.4524941294216">
            <text:p>51,452494129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.0016688495333">
            <text:p>50,001668849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0.7260036344694">
            <text:p>50,72600363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1.7982981756931">
            <text:p>51,798298175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.71498278956">
            <text:p>50,714982789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.4452002362686">
            <text:p>50,445200236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0.9617820361558">
            <text:p>50,961782036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1.1108321940286">
            <text:p>51,11083219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0.413694697131">
            <text:p>50,413694697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0.183442834023">
            <text:p>50,1834428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1.537880850864">
            <text:p>51,53788085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1.5033896674815">
            <text:p>51,50338966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1.0789389275702">
            <text:p>51,078938927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</table:table-row>
        <table:table-row table:style-name="ro1">
          <table:table-cell>
            <draw:frame table:end-cell-address="Arkusz6.H55" table:end-x="0.279cm" table:end-y="0.181cm" draw:z-index="0" draw:style-name="gr1" draw:text-style-name="P1" svg:width="15.992cm" svg:height="9.002cm" svg:x="0.093cm" svg:y="0.211cm">
              <draw:object draw:notify-on-update-of-ranges="Arkusz6.A2:Arkusz6.A34 Arkusz6.B1:Arkusz6.B1 Arkusz6.B2:Arkusz6.B3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1">21.08.2023</text:date>, <text:time>04:06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04:06:45.35</dc:date>
    <meta:generator>OpenOffice/4.1.14$Win32 OpenOffice.org_project/4114m1$Build-9811</meta:generator>
    <meta:editing-duration>PT44M22S</meta:editing-duration>
    <meta:editing-cycles>4</meta:editing-cycles>
    <meta:document-statistic meta:table-count="6" meta:cell-count="54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6cm" svg:height="8.996cm" xlink:href=".." xlink:type="simple" chart:class="chart:scatter" chart:style-name="ch1">
        <chart:legend chart:legend-position="end" svg:x="14.903cm" svg:y="3.138cm" style:legend-expansion="high" chart:style-name="ch2"/>
        <chart:plot-area chart:style-name="ch3" table:cell-range-address="Arkusz1.B2:Arkusz1.G34 Arkusz1.C1:Arkusz1.G1" chart:data-source-has-labels="row" svg:x="0.769cm" svg:y="0.851cm" svg:width="13.496cm" svg:height="7.546cm">
          <chartooo:coordinate-region svg:x="1.496cm" svg:y="1.063cm" svg:width="12.582cm" svg:height="7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C2:Arkusz1.C34" chart:label-cell-address="Arkusz1.C1:Arkusz1.C1" chart:class="chart:scatter">
            <chart:domain table:cell-range-address="Arkusz1.B2:Arkusz1.B34"/>
            <chart:data-point chart:repeated="33"/>
          </chart:series>
          <chart:series chart:style-name="ch7" chart:values-cell-range-address="Arkusz1.D2:Arkusz1.D34" chart:label-cell-address="Arkusz1.D1:Arkusz1.D1" chart:class="chart:scatter">
            <chart:data-point chart:repeated="33"/>
          </chart:series>
          <chart:series chart:style-name="ch8" chart:values-cell-range-address="Arkusz1.E2:Arkusz1.E34" chart:label-cell-address="Arkusz1.E1:Arkusz1.E1" chart:class="chart:scatter">
            <chart:data-point chart:repeated="33"/>
          </chart:series>
          <chart:series chart:style-name="ch9" chart:values-cell-range-address="Arkusz1.F2:Arkusz1.F34" chart:label-cell-address="Arkusz1.F1:Arkusz1.F1" chart:class="chart:scatter">
            <chart:data-point chart:repeated="33"/>
          </chart:series>
          <chart:series chart:style-name="ch10" chart:values-cell-range-address="Arkusz1.G2:Arkusz1.G34" chart:label-cell-address="Arkusz1.G1:Arkusz1.G1" chart:class="chart:scatte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v1</text:p>
                <draw:g>
                  <svg:desc>Arkusz1.C1:Arkusz1.C1</svg:desc>
                </draw:g>
              </table:table-cell>
              <table:table-cell office:value-type="string">
                <text:p>v2</text:p>
                <draw:g>
                  <svg:desc>Arkusz1.D1:Arkusz1.D1</svg:desc>
                </draw:g>
              </table:table-cell>
              <table:table-cell office:value-type="string">
                <text:p>v3</text:p>
                <draw:g>
                  <svg:desc>Arkusz1.E1:Arkusz1.E1</svg:desc>
                </draw:g>
              </table:table-cell>
              <table:table-cell office:value-type="string">
                <text:p>v4</text:p>
                <draw:g>
                  <svg:desc>Arkusz1.F1:Arkusz1.F1</svg:desc>
                </draw:g>
              </table:table-cell>
              <table:table-cell office:value-type="string">
                <text:p>v5</text:p>
                <draw:g>
                  <svg:desc>Arkusz1.G1:Arkusz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B2:Arkusz1.B34</svg:desc>
                </draw:g>
              </table:table-cell>
              <table:table-cell office:value-type="float" office:value="0">
                <text:p>0</text:p>
                <draw:g>
                  <svg:desc>Arkusz1.C2:Arkusz1.C34</svg:desc>
                </draw:g>
              </table:table-cell>
              <table:table-cell office:value-type="float" office:value="0">
                <text:p>0</text:p>
                <draw:g>
                  <svg:desc>Arkusz1.D2:Arkusz1.D34</svg:desc>
                </draw:g>
              </table:table-cell>
              <table:table-cell office:value-type="float" office:value="0">
                <text:p>0</text:p>
                <draw:g>
                  <svg:desc>Arkusz1.E2:Arkusz1.E34</svg:desc>
                </draw:g>
              </table:table-cell>
              <table:table-cell office:value-type="float" office:value="0">
                <text:p>0</text:p>
                <draw:g>
                  <svg:desc>Arkusz1.F2:Arkusz1.F34</svg:desc>
                </draw:g>
              </table:table-cell>
              <table:table-cell office:value-type="float" office:value="30">
                <text:p>30</text:p>
                <draw:g>
                  <svg:desc>Arkusz1.G2:Arkusz1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957842672891569">
                <text:p>-0.957842672891569</text:p>
              </table:table-cell>
              <table:table-cell office:value-type="float" office:value="-0.591034984158308">
                <text:p>-0.591034984158308</text:p>
              </table:table-cell>
              <table:table-cell office:value-type="float" office:value="-1.66559260578194">
                <text:p>-1.66559260578194</text:p>
              </table:table-cell>
              <table:table-cell office:value-type="float" office:value="-1.73958140927628">
                <text:p>-1.73958140927628</text:p>
              </table:table-cell>
              <table:table-cell office:value-type="float" office:value="43.5128083368918">
                <text:p>43.5128083368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.8174423723465">
                <text:p>-1.8174423723465</text:p>
              </table:table-cell>
              <table:table-cell office:value-type="float" office:value="-0.100277664207221">
                <text:p>-0.100277664207221</text:p>
              </table:table-cell>
              <table:table-cell office:value-type="float" office:value="-0.81182119180419">
                <text:p>-0.81182119180419</text:p>
              </table:table-cell>
              <table:table-cell office:value-type="float" office:value="-1.97297139495547">
                <text:p>-1.97297139495547</text:p>
              </table:table-cell>
              <table:table-cell office:value-type="float" office:value="47.2320767230582">
                <text:p>47.2320767230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.56644991062613">
                <text:p>-1.56644991062613</text:p>
              </table:table-cell>
              <table:table-cell office:value-type="float" office:value="-0.71295972331178">
                <text:p>-0.71295972331178</text:p>
              </table:table-cell>
              <table:table-cell office:value-type="float" office:value="-0.0583787387649213">
                <text:p>-0.0583787387649213</text:p>
              </table:table-cell>
              <table:table-cell office:value-type="float" office:value="-0.560729138184531">
                <text:p>-0.560729138184531</text:p>
              </table:table-cell>
              <table:table-cell office:value-type="float" office:value="33.4630971251733">
                <text:p>33.4630971251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531466068402406">
                <text:p>-0.531466068402406</text:p>
              </table:table-cell>
              <table:table-cell office:value-type="float" office:value="-1.99549240033593">
                <text:p>-1.99549240033593</text:p>
              </table:table-cell>
              <table:table-cell office:value-type="float" office:value="-1.27897250408514">
                <text:p>-1.27897250408514</text:p>
              </table:table-cell>
              <table:table-cell office:value-type="float" office:value="-1.3232588223829">
                <text:p>-1.3232588223829</text:p>
              </table:table-cell>
              <table:table-cell office:value-type="float" office:value="31.6583294224505">
                <text:p>31.6583294224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.36654319149051">
                <text:p>-1.36654319149051</text:p>
              </table:table-cell>
              <table:table-cell office:value-type="float" office:value="-0.335363600651342">
                <text:p>-0.335363600651342</text:p>
              </table:table-cell>
              <table:table-cell office:value-type="float" office:value="-1.59637145595495">
                <text:p>-1.59637145595495</text:p>
              </table:table-cell>
              <table:table-cell office:value-type="float" office:value="-0.980604171789296">
                <text:p>-0.980604171789296</text:p>
              </table:table-cell>
              <table:table-cell office:value-type="float" office:value="36.6940259181184">
                <text:p>36.6940259181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806941598325155">
                <text:p>-0.806941598325155</text:p>
              </table:table-cell>
              <table:table-cell office:value-type="float" office:value="-1.51640571251868">
                <text:p>-1.51640571251868</text:p>
              </table:table-cell>
              <table:table-cell office:value-type="float" office:value="-0.0655971995061175">
                <text:p>-0.0655971995061175</text:p>
              </table:table-cell>
              <table:table-cell office:value-type="float" office:value="-1.77335686400094">
                <text:p>-1.77335686400094</text:p>
              </table:table-cell>
              <table:table-cell office:value-type="float" office:value="37.4581008278809">
                <text:p>37.4581008278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.16422993164135">
                <text:p>-1.16422993164135</text:p>
              </table:table-cell>
              <table:table-cell office:value-type="float" office:value="-0.301040139811586">
                <text:p>-0.301040139811586</text:p>
              </table:table-cell>
              <table:table-cell office:value-type="float" office:value="-1.42487360732834">
                <text:p>-1.42487360732834</text:p>
              </table:table-cell>
              <table:table-cell office:value-type="float" office:value="-1.06119043504912">
                <text:p>-1.06119043504912</text:p>
              </table:table-cell>
              <table:table-cell office:value-type="float" office:value="39.3462020639515">
                <text:p>39.3462020639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333058298837885">
                <text:p>-0.333058298837885</text:p>
              </table:table-cell>
              <table:table-cell office:value-type="float" office:value="-0.865819381760272">
                <text:p>-0.865819381760272</text:p>
              </table:table-cell>
              <table:table-cell office:value-type="float" office:value="-0.905278140844126">
                <text:p>-0.905278140844126</text:p>
              </table:table-cell>
              <table:table-cell office:value-type="float" office:value="-0.741700912004653">
                <text:p>-0.741700912004653</text:p>
              </table:table-cell>
              <table:table-cell office:value-type="float" office:value="32.778052070929">
                <text:p>32.778052070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649045404745739">
                <text:p>-0.649045404745739</text:p>
              </table:table-cell>
              <table:table-cell office:value-type="float" office:value="-0.614317688008905">
                <text:p>-0.614317688008905</text:p>
              </table:table-cell>
              <table:table-cell office:value-type="float" office:value="-1.70797156515173">
                <text:p>-1.70797156515173</text:p>
              </table:table-cell>
              <table:table-cell office:value-type="float" office:value="-0.308230267764208">
                <text:p>-0.308230267764208</text:p>
              </table:table-cell>
              <table:table-cell office:value-type="float" office:value="38.9512218017111">
                <text:p>38.9512218017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581390055114075">
                <text:p>-0.581390055114075</text:p>
              </table:table-cell>
              <table:table-cell office:value-type="float" office:value="-1.160678809642">
                <text:p>-1.160678809642</text:p>
              </table:table-cell>
              <table:table-cell office:value-type="float" office:value="-0.746949450316738">
                <text:p>-0.746949450316738</text:p>
              </table:table-cell>
              <table:table-cell office:value-type="float" office:value="-0.500270507111079">
                <text:p>-0.500270507111079</text:p>
              </table:table-cell>
              <table:table-cell office:value-type="float" office:value="45.2418623069992">
                <text:p>45.2418623069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524690314237916">
                <text:p>-0.524690314237916</text:p>
              </table:table-cell>
              <table:table-cell office:value-type="float" office:value="-0.329068291736833">
                <text:p>-0.329068291736833</text:p>
              </table:table-cell>
              <table:table-cell office:value-type="float" office:value="-0.0437956296055615">
                <text:p>-0.0437956296055615</text:p>
              </table:table-cell>
              <table:table-cell office:value-type="float" office:value="-1.84544368711598">
                <text:p>-1.84544368711598</text:p>
              </table:table-cell>
              <table:table-cell office:value-type="float" office:value="48.0703175250038">
                <text:p>48.0703175250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887400219346919">
                <text:p>-0.887400219346919</text:p>
              </table:table-cell>
              <table:table-cell office:value-type="float" office:value="-0.325963917001035">
                <text:p>-0.325963917001035</text:p>
              </table:table-cell>
              <table:table-cell office:value-type="float" office:value="-1.29926502041473">
                <text:p>-1.29926502041473</text:p>
              </table:table-cell>
              <table:table-cell office:value-type="float" office:value="-1.31518636768916">
                <text:p>-1.31518636768916</text:p>
              </table:table-cell>
              <table:table-cell office:value-type="float" office:value="31.2331868449957">
                <text:p>31.2331868449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.92143506565729">
                <text:p>-1.92143506565729</text:p>
              </table:table-cell>
              <table:table-cell office:value-type="float" office:value="-1.97738389306631">
                <text:p>-1.97738389306631</text:p>
              </table:table-cell>
              <table:table-cell office:value-type="float" office:value="-0.649772051759003">
                <text:p>-0.649772051759003</text:p>
              </table:table-cell>
              <table:table-cell office:value-type="float" office:value="-1.65855776558949">
                <text:p>-1.65855776558949</text:p>
              </table:table-cell>
              <table:table-cell office:value-type="float" office:value="39.4878266094433">
                <text:p>39.4878266094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593200773974222">
                <text:p>-0.593200773974222</text:p>
              </table:table-cell>
              <table:table-cell office:value-type="float" office:value="-1.94814158004941">
                <text:p>-1.94814158004941</text:p>
              </table:table-cell>
              <table:table-cell office:value-type="float" office:value="-1.22016915918361">
                <text:p>-1.22016915918361</text:p>
              </table:table-cell>
              <table:table-cell office:value-type="float" office:value="-0.58533768975594">
                <text:p>-0.58533768975594</text:p>
              </table:table-cell>
              <table:table-cell office:value-type="float" office:value="31.9657866614304">
                <text:p>31.9657866614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0216185189407443">
                <text:p>-0.0216185189407443</text:p>
              </table:table-cell>
              <table:table-cell office:value-type="float" office:value="-1.48917679269133">
                <text:p>-1.48917679269133</text:p>
              </table:table-cell>
              <table:table-cell office:value-type="float" office:value="-0.584012536345095">
                <text:p>-0.584012536345095</text:p>
              </table:table-cell>
              <table:table-cell office:value-type="float" office:value="-1.37051909886674">
                <text:p>-1.37051909886674</text:p>
              </table:table-cell>
              <table:table-cell office:value-type="float" office:value="47.8370714256434">
                <text:p>47.8370714256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3.30992704305984">
                <text:p>-3.30992704305984</text:p>
              </table:table-cell>
              <table:table-cell office:value-type="float" office:value="-2.96246187320546">
                <text:p>-2.96246187320546</text:p>
              </table:table-cell>
              <table:table-cell office:value-type="float" office:value="-2">
                <text:p>-2</text:p>
              </table:table-cell>
              <table:table-cell office:value-type="float" office:value="-0.915341097011375">
                <text:p>-0.915341097011375</text:p>
              </table:table-cell>
              <table:table-cell office:value-type="float" office:value="50.6410233087002">
                <text:p>50.6410233087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3.40180506827774">
                <text:p>-3.40180506827774</text:p>
              </table:table-cell>
              <table:table-cell office:value-type="float" office:value="-2.42500271450148">
                <text:p>-2.42500271450148</text:p>
              </table:table-cell>
              <table:table-cell office:value-type="float" office:value="-2">
                <text:p>-2</text:p>
              </table:table-cell>
              <table:table-cell office:value-type="float" office:value="0.702672960268397">
                <text:p>0.702672960268397</text:p>
              </table:table-cell>
              <table:table-cell office:value-type="float" office:value="51.2093051272129">
                <text:p>51.2093051272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3.04010919838859">
                <text:p>-3.04010919838859</text:p>
              </table:table-cell>
              <table:table-cell office:value-type="float" office:value="-2.28603722026429">
                <text:p>-2.28603722026429</text:p>
              </table:table-cell>
              <table:table-cell office:value-type="float" office:value="-2">
                <text:p>-2</text:p>
              </table:table-cell>
              <table:table-cell office:value-type="float" office:value="-0.0814210699075631">
                <text:p>-0.0814210699075631</text:p>
              </table:table-cell>
              <table:table-cell office:value-type="float" office:value="51.4524941294216">
                <text:p>51.4524941294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3.9003134067885">
                <text:p>-3.9003134067885</text:p>
              </table:table-cell>
              <table:table-cell office:value-type="float" office:value="-2.16094379241148">
                <text:p>-2.16094379241148</text:p>
              </table:table-cell>
              <table:table-cell office:value-type="float" office:value="-2">
                <text:p>-2</text:p>
              </table:table-cell>
              <table:table-cell office:value-type="float" office:value="0.788370380682534">
                <text:p>0.788370380682534</text:p>
              </table:table-cell>
              <table:table-cell office:value-type="float" office:value="50.0016688495333">
                <text:p>50.0016688495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3.99487273980433">
                <text:p>-3.99487273980433</text:p>
              </table:table-cell>
              <table:table-cell office:value-type="float" office:value="-2.92941725970758">
                <text:p>-2.92941725970758</text:p>
              </table:table-cell>
              <table:table-cell office:value-type="float" office:value="-2">
                <text:p>-2</text:p>
              </table:table-cell>
              <table:table-cell office:value-type="float" office:value="-0.0656352849730864">
                <text:p>-0.0656352849730864</text:p>
              </table:table-cell>
              <table:table-cell office:value-type="float" office:value="50.7260036344694">
                <text:p>50.7260036344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3.86541732939091">
                <text:p>-3.86541732939091</text:p>
              </table:table-cell>
              <table:table-cell office:value-type="float" office:value="-2.32313547490449">
                <text:p>-2.32313547490449</text:p>
              </table:table-cell>
              <table:table-cell office:value-type="float" office:value="-2">
                <text:p>-2</text:p>
              </table:table-cell>
              <table:table-cell office:value-type="float" office:value="-0.638691551834715">
                <text:p>-0.638691551834715</text:p>
              </table:table-cell>
              <table:table-cell office:value-type="float" office:value="51.7982981756931">
                <text:p>51.7982981756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2.83641499990027">
                <text:p>-2.83641499990027</text:p>
              </table:table-cell>
              <table:table-cell office:value-type="float" office:value="-2.25196023357035">
                <text:p>-2.25196023357035</text:p>
              </table:table-cell>
              <table:table-cell office:value-type="float" office:value="-2">
                <text:p>-2</text:p>
              </table:table-cell>
              <table:table-cell office:value-type="float" office:value="0.627627638821303">
                <text:p>0.627627638821303</text:p>
              </table:table-cell>
              <table:table-cell office:value-type="float" office:value="50.71498278956">
                <text:p>50.714982789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2.10803293686168">
                <text:p>-2.10803293686168</text:p>
              </table:table-cell>
              <table:table-cell office:value-type="float" office:value="-2.69927061159103">
                <text:p>-2.69927061159103</text:p>
              </table:table-cell>
              <table:table-cell office:value-type="float" office:value="-2">
                <text:p>-2</text:p>
              </table:table-cell>
              <table:table-cell office:value-type="float" office:value="-1.44366026719786">
                <text:p>-1.44366026719786</text:p>
              </table:table-cell>
              <table:table-cell office:value-type="float" office:value="50.4452002362686">
                <text:p>50.4452002362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3.37243058153271">
                <text:p>-3.37243058153271</text:p>
              </table:table-cell>
              <table:table-cell office:value-type="float" office:value="-2.7635750860279">
                <text:p>-2.7635750860279</text:p>
              </table:table-cell>
              <table:table-cell office:value-type="float" office:value="-2">
                <text:p>-2</text:p>
              </table:table-cell>
              <table:table-cell office:value-type="float" office:value="-1.98655111140364">
                <text:p>-1.98655111140364</text:p>
              </table:table-cell>
              <table:table-cell office:value-type="float" office:value="50.9617820361558">
                <text:p>50.9617820361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3.66075102964738">
                <text:p>-3.66075102964738</text:p>
              </table:table-cell>
              <table:table-cell office:value-type="float" office:value="-2.69427321452189">
                <text:p>-2.69427321452189</text:p>
              </table:table-cell>
              <table:table-cell office:value-type="float" office:value="-2">
                <text:p>-2</text:p>
              </table:table-cell>
              <table:table-cell office:value-type="float" office:value="0.313748749920491">
                <text:p>0.313748749920491</text:p>
              </table:table-cell>
              <table:table-cell office:value-type="float" office:value="51.1108321940286">
                <text:p>51.1108321940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3.79881249578924">
                <text:p>-3.79881249578924</text:p>
              </table:table-cell>
              <table:table-cell office:value-type="float" office:value="-2.70912097169613">
                <text:p>-2.70912097169613</text:p>
              </table:table-cell>
              <table:table-cell office:value-type="float" office:value="-2">
                <text:p>-2</text:p>
              </table:table-cell>
              <table:table-cell office:value-type="float" office:value="-1.76366725698378">
                <text:p>-1.76366725698378</text:p>
              </table:table-cell>
              <table:table-cell office:value-type="float" office:value="50.413694697131">
                <text:p>50.413694697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3.76708317421972">
                <text:p>-3.76708317421972</text:p>
              </table:table-cell>
              <table:table-cell office:value-type="float" office:value="-2.40979653178904">
                <text:p>-2.40979653178904</text:p>
              </table:table-cell>
              <table:table-cell office:value-type="float" office:value="-2">
                <text:p>-2</text:p>
              </table:table-cell>
              <table:table-cell office:value-type="float" office:value="0.882085823094174">
                <text:p>0.882085823094174</text:p>
              </table:table-cell>
              <table:table-cell office:value-type="float" office:value="50.183442834023">
                <text:p>50.183442834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2.24851770093046">
                <text:p>-2.24851770093046</text:p>
              </table:table-cell>
              <table:table-cell office:value-type="float" office:value="-2.71756353087052">
                <text:p>-2.71756353087052</text:p>
              </table:table-cell>
              <table:table-cell office:value-type="float" office:value="-2">
                <text:p>-2</text:p>
              </table:table-cell>
              <table:table-cell office:value-type="float" office:value="0.707158006049253">
                <text:p>0.707158006049253</text:p>
              </table:table-cell>
              <table:table-cell office:value-type="float" office:value="51.537880850864">
                <text:p>51.537880850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3.83196895098004">
                <text:p>-3.83196895098004</text:p>
              </table:table-cell>
              <table:table-cell office:value-type="float" office:value="-2.65517905352015">
                <text:p>-2.65517905352015</text:p>
              </table:table-cell>
              <table:table-cell office:value-type="float" office:value="-2">
                <text:p>-2</text:p>
              </table:table-cell>
              <table:table-cell office:value-type="float" office:value="-1.57139362436185">
                <text:p>-1.57139362436185</text:p>
              </table:table-cell>
              <table:table-cell office:value-type="float" office:value="51.5033896674815">
                <text:p>51.5033896674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2.76271581564932">
                <text:p>-2.76271581564932</text:p>
              </table:table-cell>
              <table:table-cell office:value-type="float" office:value="-2.49756645666642">
                <text:p>-2.49756645666642</text:p>
              </table:table-cell>
              <table:table-cell office:value-type="float" office:value="-2">
                <text:p>-2</text:p>
              </table:table-cell>
              <table:table-cell office:value-type="float" office:value="0.569228127291307">
                <text:p>0.569228127291307</text:p>
              </table:table-cell>
              <table:table-cell office:value-type="float" office:value="51.0789389275702">
                <text:p>51.0789389275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4cm" xlink:href=".." xlink:type="simple" chart:class="chart:scatter" chart:style-name="ch1">
        <chart:legend chart:legend-position="end" svg:x="14.921cm" svg:y="4.19cm" style:legend-expansion="high" chart:style-name="ch2"/>
        <chart:plot-area chart:style-name="ch3" table:cell-range-address="Arkusz2.A2:Arkusz2.B34 Arkusz2.B1:Arkusz2.B1" chart:data-source-has-labels="row" svg:x="0.769cm" svg:y="0.855cm" svg:width="13.514cm" svg:height="7.549cm">
          <chartooo:coordinate-region svg:x="1.602cm" svg:y="1.067cm" svg:width="12.494cm" svg:height="7.1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2.B2:Arkusz2.B34" chart:label-cell-address="Arkusz2.B1:Arkusz2.B1" chart:class="chart:scatter">
            <chart:domain table:cell-range-address="Arkusz2.A2:Arkusz2.A34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v1</text:p>
                <draw:g>
                  <svg:desc>Arkusz2.B1:Arkusz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A2:Arkusz2.A34</svg:desc>
                </draw:g>
              </table:table-cell>
              <table:table-cell office:value-type="float" office:value="0">
                <text:p>0</text:p>
                <draw:g>
                  <svg:desc>Arkusz2.B2:Arkusz2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957842672891569">
                <text:p>-0.95784267289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.8174423723465">
                <text:p>-1.817442372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.56644991062613">
                <text:p>-1.56644991062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531466068402406">
                <text:p>-0.531466068402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.36654319149051">
                <text:p>-1.36654319149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806941598325155">
                <text:p>-0.806941598325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.16422993164135">
                <text:p>-1.16422993164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333058298837885">
                <text:p>-0.333058298837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649045404745739">
                <text:p>-0.649045404745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581390055114075">
                <text:p>-0.581390055114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524690314237916">
                <text:p>-0.5246903142379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887400219346919">
                <text:p>-0.887400219346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.92143506565729">
                <text:p>-1.92143506565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593200773974222">
                <text:p>-0.593200773974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0216185189407443">
                <text:p>-0.0216185189407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3.30992704305984">
                <text:p>-3.30992704305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3.40180506827774">
                <text:p>-3.40180506827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3.04010919838859">
                <text:p>-3.04010919838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3.9003134067885">
                <text:p>-3.90031340678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3.99487273980433">
                <text:p>-3.99487273980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3.86541732939091">
                <text:p>-3.86541732939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2.83641499990027">
                <text:p>-2.836414999900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2.10803293686168">
                <text:p>-2.10803293686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3.37243058153271">
                <text:p>-3.37243058153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3.66075102964738">
                <text:p>-3.66075102964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3.79881249578924">
                <text:p>-3.79881249578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3.76708317421972">
                <text:p>-3.76708317421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2.24851770093046">
                <text:p>-2.24851770093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3.83196895098004">
                <text:p>-3.83196895098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2.76271581564932">
                <text:p>-2.76271581564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3cm" xlink:href=".." xlink:type="simple" chart:class="chart:scatter" chart:style-name="ch1">
        <chart:legend chart:legend-position="end" svg:x="14.921cm" svg:y="4.189cm" style:legend-expansion="high" chart:style-name="ch2"/>
        <chart:plot-area chart:style-name="ch3" table:cell-range-address="Arkusz3.B2:Arkusz3.C34 Arkusz3.C1:Arkusz3.C1" chart:data-source-has-labels="row" svg:x="0.769cm" svg:y="0.855cm" svg:width="13.514cm" svg:height="7.548cm">
          <chartooo:coordinate-region svg:x="1.602cm" svg:y="1.067cm" svg:width="12.494cm" svg:height="7.1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3.C2:Arkusz3.C34" chart:label-cell-address="Arkusz3.C1:Arkusz3.C1" chart:class="chart:scatter">
            <chart:domain table:cell-range-address="Arkusz3.B2:Arkusz3.B34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v2</text:p>
                <draw:g>
                  <svg:desc>Arkusz3.C1:Arkusz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3.B2:Arkusz3.B34</svg:desc>
                </draw:g>
              </table:table-cell>
              <table:table-cell office:value-type="float" office:value="0">
                <text:p>0</text:p>
                <draw:g>
                  <svg:desc>Arkusz3.C2:Arkusz3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591034984158308">
                <text:p>-0.591034984158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100277664207221">
                <text:p>-0.100277664207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71295972331178">
                <text:p>-0.71295972331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.99549240033593">
                <text:p>-1.99549240033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335363600651342">
                <text:p>-0.335363600651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.51640571251868">
                <text:p>-1.51640571251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301040139811586">
                <text:p>-0.301040139811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865819381760272">
                <text:p>-0.865819381760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614317688008905">
                <text:p>-0.614317688008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.160678809642">
                <text:p>-1.160678809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329068291736833">
                <text:p>-0.329068291736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325963917001035">
                <text:p>-0.325963917001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.97738389306631">
                <text:p>-1.97738389306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.94814158004941">
                <text:p>-1.94814158004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.48917679269133">
                <text:p>-1.48917679269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2.96246187320546">
                <text:p>-2.96246187320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2.42500271450148">
                <text:p>-2.42500271450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.28603722026429">
                <text:p>-2.28603722026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2.16094379241148">
                <text:p>-2.16094379241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2.92941725970758">
                <text:p>-2.92941725970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2.32313547490449">
                <text:p>-2.32313547490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2.25196023357035">
                <text:p>-2.25196023357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2.69927061159103">
                <text:p>-2.69927061159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2.7635750860279">
                <text:p>-2.7635750860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2.69427321452189">
                <text:p>-2.69427321452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2.70912097169613">
                <text:p>-2.70912097169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2.40979653178904">
                <text:p>-2.40979653178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2.71756353087052">
                <text:p>-2.717563530870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2.65517905352015">
                <text:p>-2.65517905352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2.49756645666642">
                <text:p>-2.49756645666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4cm" xlink:href=".." xlink:type="simple" chart:class="chart:scatter" chart:style-name="ch1">
        <chart:legend chart:legend-position="end" svg:x="14.921cm" svg:y="4.19cm" style:legend-expansion="high" chart:style-name="ch2"/>
        <chart:plot-area chart:style-name="ch3" table:cell-range-address="Arkusz4.A2:Arkusz4.B34 Arkusz4.B1:Arkusz4.B1" chart:data-source-has-labels="row" svg:x="0.769cm" svg:y="0.855cm" svg:width="13.514cm" svg:height="7.549cm">
          <chartooo:coordinate-region svg:x="1.602cm" svg:y="1.067cm" svg:width="12.494cm" svg:height="7.1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4.B2:Arkusz4.B34" chart:label-cell-address="Arkusz4.B1:Arkusz4.B1" chart:class="chart:scatter">
            <chart:domain table:cell-range-address="Arkusz4.A2:Arkusz4.A34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v3</text:p>
                <draw:g>
                  <svg:desc>Arkusz4.B1:Arkusz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4.A2:Arkusz4.A34</svg:desc>
                </draw:g>
              </table:table-cell>
              <table:table-cell office:value-type="float" office:value="0">
                <text:p>0</text:p>
                <draw:g>
                  <svg:desc>Arkusz4.B2:Arkusz4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.66559260578194">
                <text:p>-1.6655926057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81182119180419">
                <text:p>-0.81182119180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0583787387649213">
                <text:p>-0.0583787387649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.27897250408514">
                <text:p>-1.27897250408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.59637145595495">
                <text:p>-1.59637145595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0655971995061175">
                <text:p>-0.0655971995061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.42487360732834">
                <text:p>-1.42487360732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905278140844126">
                <text:p>-0.905278140844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.70797156515173">
                <text:p>-1.70797156515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746949450316738">
                <text:p>-0.746949450316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0437956296055615">
                <text:p>-0.0437956296055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.29926502041473">
                <text:p>-1.29926502041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649772051759003">
                <text:p>-0.649772051759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.22016915918361">
                <text:p>-1.22016915918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584012536345095">
                <text:p>-0.584012536345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4cm" xlink:href=".." xlink:type="simple" chart:class="chart:scatter" chart:style-name="ch1">
        <chart:legend chart:legend-position="end" svg:x="14.92cm" svg:y="4.19cm" style:legend-expansion="high" chart:style-name="ch2"/>
        <chart:plot-area chart:style-name="ch3" table:cell-range-address="Arkusz5.A2:Arkusz5.B34 Arkusz5.B1:Arkusz5.B1" chart:data-source-has-labels="row" svg:x="0.769cm" svg:y="0.855cm" svg:width="13.513cm" svg:height="7.549cm">
          <chartooo:coordinate-region svg:x="1.602cm" svg:y="1.067cm" svg:width="12.493cm" svg:height="7.1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5.B2:Arkusz5.B34" chart:label-cell-address="Arkusz5.B1:Arkusz5.B1" chart:class="chart:scatter">
            <chart:domain table:cell-range-address="Arkusz5.A2:Arkusz5.A34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v4</text:p>
                <draw:g>
                  <svg:desc>Arkusz5.B1:Arkusz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5.A2:Arkusz5.A34</svg:desc>
                </draw:g>
              </table:table-cell>
              <table:table-cell office:value-type="float" office:value="0">
                <text:p>0</text:p>
                <draw:g>
                  <svg:desc>Arkusz5.B2:Arkusz5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.73958140927628">
                <text:p>-1.73958140927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.97297139495547">
                <text:p>-1.97297139495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560729138184531">
                <text:p>-0.560729138184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.3232588223829">
                <text:p>-1.3232588223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980604171789296">
                <text:p>-0.980604171789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.77335686400094">
                <text:p>-1.77335686400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.06119043504912">
                <text:p>-1.06119043504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741700912004653">
                <text:p>-0.741700912004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308230267764208">
                <text:p>-0.308230267764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500270507111079">
                <text:p>-0.500270507111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.84544368711598">
                <text:p>-1.84544368711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.31518636768916">
                <text:p>-1.31518636768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.65855776558949">
                <text:p>-1.65855776558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58533768975594">
                <text:p>-0.58533768975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.37051909886674">
                <text:p>-1.37051909886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915341097011375">
                <text:p>-0.915341097011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02672960268397">
                <text:p>0.702672960268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0.0814210699075631">
                <text:p>-0.08142106990756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88370380682534">
                <text:p>0.788370380682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0656352849730864">
                <text:p>-0.0656352849730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0.638691551834715">
                <text:p>-0.638691551834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627638821303">
                <text:p>0.62762763882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.44366026719786">
                <text:p>-1.4436602671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.98655111140364">
                <text:p>-1.98655111140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13748749920491">
                <text:p>0.313748749920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.76366725698378">
                <text:p>-1.76366725698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2085823094174">
                <text:p>0.882085823094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07158006049253">
                <text:p>0.707158006049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.57139362436185">
                <text:p>-1.57139362436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69228127291307">
                <text:p>0.569228127291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3cm" xlink:href=".." xlink:type="simple" chart:class="chart:scatter" chart:style-name="ch1">
        <chart:legend chart:legend-position="end" svg:x="14.92cm" svg:y="4.189cm" style:legend-expansion="high" chart:style-name="ch2"/>
        <chart:plot-area chart:style-name="ch3" table:cell-range-address="Arkusz6.A2:Arkusz6.B34 Arkusz6.B1:Arkusz6.B1" chart:data-source-has-labels="row" svg:x="0.769cm" svg:y="0.855cm" svg:width="13.513cm" svg:height="7.548cm">
          <chartooo:coordinate-region svg:x="1.39cm" svg:y="1.067cm" svg:width="12.705cm" svg:height="6.6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6.B2:Arkusz6.B34" chart:label-cell-address="Arkusz6.B1:Arkusz6.B1" chart:class="chart:scatter">
            <chart:domain table:cell-range-address="Arkusz6.A2:Arkusz6.A34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v5</text:p>
                <draw:g>
                  <svg:desc>Arkusz6.B1:Arkusz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6.A2:Arkusz6.A34</svg:desc>
                </draw:g>
              </table:table-cell>
              <table:table-cell office:value-type="float" office:value="30">
                <text:p>30</text:p>
                <draw:g>
                  <svg:desc>Arkusz6.B2:Arkusz6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3.5128083368918">
                <text:p>43.5128083368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7.2320767230582">
                <text:p>47.2320767230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.4630971251733">
                <text:p>33.4630971251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.6583294224505">
                <text:p>31.6583294224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6.6940259181184">
                <text:p>36.6940259181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7.4581008278809">
                <text:p>37.4581008278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.3462020639515">
                <text:p>39.3462020639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2.778052070929">
                <text:p>32.778052070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.9512218017111">
                <text:p>38.9512218017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5.2418623069992">
                <text:p>45.2418623069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8.0703175250038">
                <text:p>48.0703175250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1.2331868449957">
                <text:p>31.2331868449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9.4878266094433">
                <text:p>39.4878266094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.9657866614304">
                <text:p>31.9657866614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7.8370714256434">
                <text:p>47.8370714256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0.6410233087002">
                <text:p>50.6410233087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1.2093051272129">
                <text:p>51.2093051272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1.4524941294216">
                <text:p>51.4524941294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0.0016688495333">
                <text:p>50.0016688495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0.7260036344694">
                <text:p>50.7260036344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1.7982981756931">
                <text:p>51.7982981756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0.71498278956">
                <text:p>50.714982789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0.4452002362686">
                <text:p>50.4452002362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0.9617820361558">
                <text:p>50.9617820361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1.1108321940286">
                <text:p>51.1108321940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0.413694697131">
                <text:p>50.413694697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0.183442834023">
                <text:p>50.183442834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1.537880850864">
                <text:p>51.537880850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1.5033896674815">
                <text:p>51.5033896674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1.0789389275702">
                <text:p>51.0789389275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